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7c33" officeooo:paragraph-rsid="00027c33"/>
    </style:style>
    <style:style style:name="P2" style:family="paragraph" style:parent-style-name="Standard">
      <style:paragraph-properties fo:text-align="center" style:justify-single-word="false"/>
      <style:text-properties fo:font-size="15pt" officeooo:rsid="00027c33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27c3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45cc8" officeooo:paragraph-rsid="0004f6e4"/>
    </style:style>
    <style:style style:name="P5" style:family="paragraph" style:parent-style-name="Standard">
      <style:paragraph-properties fo:text-align="start" style:justify-single-word="false"/>
      <style:text-properties officeooo:rsid="0004f6e4" officeooo:paragraph-rsid="0004f6e4"/>
    </style:style>
    <style:style style:name="P6" style:family="paragraph" style:parent-style-name="Standard">
      <style:paragraph-properties fo:text-align="start" style:justify-single-word="false"/>
      <style:text-properties fo:font-weight="bold" officeooo:rsid="0006c343" officeooo:paragraph-rsid="0006c34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9878a" officeooo:paragraph-rsid="0009878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7ea5" officeooo:paragraph-rsid="000b7ea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e791a" officeooo:paragraph-rsid="000e791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498bb" officeooo:paragraph-rsid="001498b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15df4"/>
    </style:style>
    <style:style style:name="P12" style:family="paragraph" style:parent-style-name="Standard">
      <style:paragraph-properties fo:text-align="start" style:justify-single-word="false"/>
      <style:text-properties officeooo:rsid="0012b98b" officeooo:paragraph-rsid="0012b98b"/>
    </style:style>
    <style:style style:name="P13" style:family="paragraph" style:parent-style-name="Standard">
      <style:paragraph-properties fo:text-align="start" style:justify-single-word="false"/>
      <style:text-properties officeooo:rsid="001498bb" officeooo:paragraph-rsid="001498bb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27c33" officeooo:paragraph-rsid="00027c3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498bb" officeooo:paragraph-rsid="001498b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71aa0" officeooo:paragraph-rsid="00171aa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42a7d" officeooo:paragraph-rsid="00027c3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4f6e4" officeooo:paragraph-rsid="0004f6e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6c343" officeooo:paragraph-rsid="0004f6e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b7ea5" officeooo:paragraph-rsid="0009878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2a7d" style:font-weight-asian="bold" style:font-weight-complex="bold"/>
    </style:style>
    <style:style style:name="T3" style:family="text">
      <style:text-properties fo:font-weight="bold" officeooo:rsid="00045cc8" style:font-weight-asian="bold" style:font-weight-complex="bold"/>
    </style:style>
    <style:style style:name="T4" style:family="text">
      <style:text-properties fo:font-weight="bold" officeooo:rsid="0004f6e4" style:font-weight-asian="bold" style:font-weight-complex="bold"/>
    </style:style>
    <style:style style:name="T5" style:family="text">
      <style:text-properties fo:font-weight="bold" officeooo:rsid="0006c343" style:font-weight-asian="bold" style:font-weight-complex="bold"/>
    </style:style>
    <style:style style:name="T6" style:family="text">
      <style:text-properties fo:font-weight="bold" officeooo:rsid="00115df4" style:font-weight-asian="bold" style:font-weight-complex="bold"/>
    </style:style>
    <style:style style:name="T7" style:family="text">
      <style:text-properties fo:font-weight="bold" officeooo:rsid="0012b98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42a7d" style:font-weight-asian="normal" style:font-weight-complex="normal"/>
    </style:style>
    <style:style style:name="T10" style:family="text">
      <style:text-properties fo:font-weight="normal" officeooo:rsid="00045cc8" style:font-weight-asian="normal" style:font-weight-complex="normal"/>
    </style:style>
    <style:style style:name="T11" style:family="text">
      <style:text-properties fo:font-weight="normal" officeooo:rsid="0004f6e4" style:font-weight-asian="normal" style:font-weight-complex="normal"/>
    </style:style>
    <style:style style:name="T12" style:family="text">
      <style:text-properties fo:font-weight="normal" officeooo:rsid="0006c343" style:font-weight-asian="normal" style:font-weight-complex="normal"/>
    </style:style>
    <style:style style:name="T13" style:family="text">
      <style:text-properties fo:font-weight="normal" officeooo:rsid="0008079f" style:font-weight-asian="normal" style:font-weight-complex="normal"/>
    </style:style>
    <style:style style:name="T14" style:family="text">
      <style:text-properties fo:font-weight="normal" officeooo:rsid="0009878a" style:font-weight-asian="normal" style:font-weight-complex="normal"/>
    </style:style>
    <style:style style:name="T15" style:family="text">
      <style:text-properties fo:font-weight="normal" officeooo:rsid="000b7ea5" style:font-weight-asian="normal" style:font-weight-complex="normal"/>
    </style:style>
    <style:style style:name="T16" style:family="text">
      <style:text-properties fo:font-weight="normal" officeooo:rsid="000c8010" style:font-weight-asian="normal" style:font-weight-complex="normal"/>
    </style:style>
    <style:style style:name="T17" style:family="text">
      <style:text-properties fo:font-weight="normal" officeooo:rsid="000d2a83" style:font-weight-asian="normal" style:font-weight-complex="normal"/>
    </style:style>
    <style:style style:name="T18" style:family="text">
      <style:text-properties fo:font-weight="normal" officeooo:rsid="000e791a" style:font-weight-asian="normal" style:font-weight-complex="normal"/>
    </style:style>
    <style:style style:name="T19" style:family="text">
      <style:text-properties fo:font-weight="normal" officeooo:rsid="000f58fa" style:font-weight-asian="normal" style:font-weight-complex="normal"/>
    </style:style>
    <style:style style:name="T20" style:family="text">
      <style:text-properties fo:font-weight="normal" officeooo:rsid="000ffec1" style:font-weight-asian="normal" style:font-weight-complex="normal"/>
    </style:style>
    <style:style style:name="T21" style:family="text">
      <style:text-properties fo:font-weight="normal" officeooo:rsid="00115df4" style:font-weight-asian="normal" style:font-weight-complex="normal"/>
    </style:style>
    <style:style style:name="T22" style:family="text">
      <style:text-properties fo:font-weight="normal" officeooo:rsid="0012b98b" style:font-weight-asian="normal" style:font-weight-complex="normal"/>
    </style:style>
    <style:style style:name="T23" style:family="text">
      <style:text-properties fo:font-weight="normal" officeooo:rsid="001433e9" style:font-weight-asian="normal" style:font-weight-complex="normal"/>
    </style:style>
    <style:style style:name="T24" style:family="text">
      <style:text-properties fo:font-weight="normal" officeooo:rsid="00156c84" style:font-weight-asian="normal" style:font-weight-complex="normal"/>
    </style:style>
    <style:style style:name="T25" style:family="text">
      <style:text-properties fo:font-weight="normal" officeooo:rsid="0016b792" style:font-weight-asian="normal" style:font-weight-complex="normal"/>
    </style:style>
    <style:style style:name="T26" style:family="text">
      <style:text-properties fo:font-weight="normal" officeooo:rsid="00171aa0" style:font-weight-asian="normal" style:font-weight-complex="normal"/>
    </style:style>
    <style:style style:name="T27" style:family="text">
      <style:text-properties fo:font-weight="normal" officeooo:rsid="0017d8c4" style:font-weight-asian="normal" style:font-weight-complex="normal"/>
    </style:style>
    <style:style style:name="T28" style:family="text">
      <style:text-properties officeooo:rsid="00042a7d"/>
    </style:style>
    <style:style style:name="T29" style:family="text">
      <style:text-properties officeooo:rsid="0008079f"/>
    </style:style>
    <style:style style:name="T30" style:family="text">
      <style:text-properties officeooo:rsid="0009878a"/>
    </style:style>
    <style:style style:name="T31" style:family="text">
      <style:text-properties officeooo:rsid="000d2a83"/>
    </style:style>
    <style:style style:name="T32" style:family="text">
      <style:text-properties officeooo:rsid="000f58fa"/>
    </style:style>
    <style:style style:name="T33" style:family="text">
      <style:text-properties officeooo:rsid="00156c84"/>
    </style:style>
    <style:style style:name="T34" style:family="text">
      <style:text-properties officeooo:rsid="0017d8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Prova 1</text:p>
      <text:p text:style-name="P2"/>
      <text:p text:style-name="P2"/>
      <text:p text:style-name="P1"><text:span text:style-name="T1">Questão 1</text:span>: O algoritmo se resum<text:span text:style-name="T28">e</text:span> a uma função chamada <text:span text:style-name="T1">imprimir_r</text:span><text:span text:style-name="T8"> recursiva que soma os números </text:span><text:span text:style-name="T1">k-0</text:span><text:span text:style-name="T8">, ou seja, enquanto </text:span><text:span text:style-name="T1">k </text:span><text:span text:style-name="T8">for diferente de 0, a função chama ela própria decrementando e somando os valores da variável </text:span><text:span text:style-name="T1">k, </text:span><text:span text:style-name="T9">se k for igual a 0, é feito o retorno e a função termina.</text:span></text:p>
      <text:p text:style-name="P14"/>
      <text:p text:style-name="P1"><text:span text:style-name="T1">Questão 2</text:span><text:span text:style-name="T8">: </text:span><text:span text:style-name="T9">Na função main são exigidos os valores de </text:span><text:span text:style-name="T2">a </text:span><text:span text:style-name="T9">e </text:span><text:span text:style-name="T2">b, </text:span><text:span text:style-name="T9">é feita a comparação para saber qual o menor e o maior elemento, na chamada da função </text:span><text:span text:style-name="T2">imprimir_ab </text:span><text:span text:style-name="T9">são passados os valores de </text:span><text:span text:style-name="T2">a</text:span><text:span text:style-name="T9"> e </text:span><text:span text:style-name="T2">b</text:span><text:span text:style-name="T9"> dentro das variáveis </text:span><text:span text:style-name="T2">menor+1</text:span><text:span text:style-name="T9"> e </text:span><text:span text:style-name="T2">maior-1, </text:span><text:span text:style-name="T9">já que o intuito somar apenas os valores entre eles sem incluí-los. Já dentro da função </text:span><text:span text:style-name="T2">imprimir_ab</text:span><text:span text:style-name="T9"> a chamada recursiva somará os valores de </text:span><text:span text:style-name="T2">a</text:span><text:span text:style-name="T9"> enquanto ele não for maior que </text:span><text:span text:style-name="T2">b,</text:span><text:span text:style-name="T9"> </text:span><text:span text:style-name="T10">se</text:span><text:span text:style-name="T3"> a </text:span><text:span text:style-name="T10">não cumprir essa condição, a função se encerra</text:span><text:span text:style-name="T9">.</text:span></text:p>
      <text:p text:style-name="P17"/>
      <text:p text:style-name="P4"><text:span text:style-name="T2">Q</text:span><text:span text:style-name="T1">uestão 3</text:span><text:span text:style-name="T8">: O código em questão é composto pela função principal, que pede as duas strings e estas são passadas como parâmetro na função </text:span><text:span text:style-name="T1">retorna_q,</text:span><text:span text:style-name="T8"> que também pede um ponteiro para guardar as quantidades de vogais, dentro da função </text:span><text:span text:style-name="T1">retorna_q </text:span><text:span text:style-name="T8">é criado um vetor chamado </text:span><text:span text:style-name="T1">juntar, </text:span><text:span text:style-name="T11">que recebe a concatenação de </text:span><text:span text:style-name="T4"><text:s/>s1 e s2,</text:span><text:span text:style-name="T11"> em seguida é feito um laço de repetição para verificar quantas letras maiúsculas existem nas strings, a letra entra na condição se estiver no intervalo de valores de letras maiúsculas da tabela ASCII, assim que for verificada como maiúscula, o ponteiro faz a contagem e em seguida a letra é transformada em minúscula para facilitar a verificação de vogais no intervalo da tabela ASCII.</text:span></text:p>
      <text:p text:style-name="P4"><text:span text:style-name="T11">No segundo laço de repetição é verificado quantas vogais existem na variável</text:span><text:span text:style-name="T4"> juntar,</text:span><text:span text:style-name="T11"> se a verificação for verdadeira, é feita a soma de mais 1 à variável</text:span><text:span text:style-name="T4"> <text:s/>vogais,</text:span><text:span text:style-name="T11"> e ao término desta verificação, é feito o retorno da quantidade de vogais existentes.</text:span></text:p>
      <text:p text:style-name="P18"/>
      <text:p text:style-name="P5"><text:span text:style-name="T1">Questão 4</text:span><text:span text:style-name="T8">: </text:span><text:span text:style-name="T12">Na referida questão é pedida uma frase no main, que é passada como parâmetro na função </text:span><text:span text:style-name="T5">mudarVogais</text:span><text:span text:style-name="T12">, já dentro da referida função, é chamada uma função da biblioteca </text:span><text:span text:style-name="T5">string.h </text:span><text:span text:style-name="T12">que verifica o tamanho da frase, e o retorno é retido na variável </text:span><text:span text:style-name="T5">tam</text:span><text:span text:style-name="T12">, em seguida é feito um laço de repetição que verifica se o caractere do ponteiro </text:span><text:span text:style-name="T5">frase</text:span><text:span text:style-name="T12"> é uma vogal, e quando confirmada a vogal é feita a troca pedida no enunciado da questão. Ao fim de cada repetição é feito o incremento do ponteiro </text:span><text:span text:style-name="T5">frase, </text:span><text:span text:style-name="T12">para que verifique caractere por caractere, ao terminar a função </text:span><text:span text:style-name="T5">mudarVogais, </text:span><text:span text:style-name="T12">é impressa a frase com as vogais trocadas.</text:span></text:p>
      <text:p text:style-name="P19"/>
      <text:p text:style-name="P6">Questão 5: <text:span text:style-name="T13">Na função principal é requerida a frase que será passada como parâmetro na função</text:span><text:span text:style-name="T29"> verifica_f</text:span><text:span text:style-name="T13">, já dentro da função que foi chamada, são criados dois vetores chamados </text:span><text:span text:style-name="T29">tirar</text:span><text:span text:style-name="T30">[]</text:span><text:span text:style-name="T29"> e tirar2</text:span><text:span text:style-name="T30">[]</text:span><text:span text:style-name="T29">, </text:span><text:span text:style-name="T13">o vetor </text:span><text:span text:style-name="T29">tirar</text:span><text:span text:style-name="T30">[]</text:span><text:span text:style-name="T29"> </text:span><text:span text:style-name="T13">serve para reter os valores do ponteiro *</text:span><text:span text:style-name="T29">frase</text:span><text:span text:style-name="T13">, isso é feito através de um laço de repetição. Após isso, </text:span><text:span text:style-name="T14">o primeiro caractere de </text:span><text:span text:style-name="T30">tirar[] </text:span><text:span text:style-name="T14">é retido na posição 0 de </text:span><text:span text:style-name="T30">tirar2[], </text:span><text:span text:style-name="T14">para que seja feita a verificação dos caracteres diferentes, ou seja, se o caractere contido em</text:span><text:span text:style-name="T30"> tirar[] </text:span><text:span text:style-name="T14">não se encontrar já dentro de </text:span><text:span text:style-name="T30">tirar2[]</text:span><text:span text:style-name="T14">, ele será adicionado a </text:span><text:span text:style-name="T30">tirar2[]</text:span><text:span text:style-name="T14">.</text:span></text:p>
      <text:p text:style-name="P7"><text:span text:style-name="T8">Já no terceiro laço de repetição, é feita a verificação de quantas vezes cada caractere ocorre </text:span><text:span text:style-name="T15">na frase, é feita a iteração do contador, e em seguida é impresso o caractere e seu respectivo contador.</text:span></text:p>
      <text:p text:style-name="P20"/>
      <text:p text:style-name="P8">Questão 6: <text:span text:style-name="T16">Na função principal, </text:span><text:span text:style-name="T17">são requeridos os tamanhos dos vetores a serem lidos, os valores são armazenados nas variáveis </text:span><text:span text:style-name="T31">tamanho e tamanho2</text:span><text:span text:style-name="T17">, é requerido o preenchimento do </text:span><text:span text:style-name="T31">vet[], </text:span><text:span text:style-name="T17">de acordo com </text:span><text:span text:style-name="T31">tamanho</text:span><text:span text:style-name="T17">, o preenchimento é feito pela chamada da função </text:span><text:span text:style-name="T31">preenche(), </text:span><text:span text:style-name="T17">o procedimento é feito da mesma maneira com </text:span><text:span text:style-name="T31">vet2[]</text:span><text:span text:style-name="T17"> de acordo com </text:span><text:span text:style-name="T31">tamanho2, </text:span><text:span text:style-name="T17">depois de preenchidos, é feita a chamada da função de ordenação </text:span><text:span text:style-name="T18">recursiva</text:span><text:span text:style-name="T17"> chamada </text:span><text:span text:style-name="T31">quickSort() </text:span><text:span text:style-name="T18">para os dois vetores, na função de ordenação são passados como parâmetros um vetor, o início e o tamanho do vetor a ser percorrido.</text:span></text:p>
      <text:p text:style-name="P9"><text:span text:style-name="T8">Já dentro da função, o vetor vai ser percorrido através de um ponteiro, o começo será passado como a esquerda do vetor através de uma variável chamada </text:span><text:s/>esq, <text:span text:style-name="T8">e a posição final será atribuída a variável </text:span>dir. <text:span text:style-name="T19">A variável </text:span><text:span text:style-name="T32">posicao</text:span><text:span text:style-name="T19"> vai calcular a posição central </text:span><text:span text:style-name="T20">a cada recursão, e fazer as trocas dos valores </text:span><text:soft-page-break/><text:span text:style-name="T20">centrais separando por quadrantes do vetor, a chamada recursiva termina quando o vetor é percorrido totalmente, </text:span><text:span text:style-name="T21">ou seja, quando esquerda e direita se equivalerem.</text:span></text:p>
      <text:p text:style-name="P11"><text:span text:style-name="T21">Após ordenação, é criado o terceiro vetor, a quantidade contendo no máximo a soma de</text:span><text:span text:style-name="T6"> tamanho e <text:s/>tamanho2, </text:span><text:span text:style-name="T21"><text:s/>a seguir, é chamada a função </text:span><text:span text:style-name="T6">união()</text:span><text:span text:style-name="T21"> que serve para juntar os valores dos vetores o vetor resultante, dentro da função </text:span><text:span text:style-name="T6">união(), </text:span><text:span text:style-name="T21">são </text:span><text:span text:style-name="T22">recebidos</text:span><text:span text:style-name="T21"> como parâmetros: ponteiros </text:span><text:span text:style-name="T6">*v1, *v2 e *v3, </text:span><text:span text:style-name="T22">as variáveis contendo os tamanho: </text:span><text:span text:style-name="T7">tamanho1, tamanho2, tamanho3, </text:span><text:span text:style-name="T22">três variáveis indicando o começo de cada vetor.</text:span></text:p>
      <text:p text:style-name="P12"><text:span text:style-name="T8">A primeira condição verifica </text:span><text:span text:style-name="T23">se a função já percorreu *v1 e *v2 totalmente, se a condição for correta, o tamanho3 recebe k, que é a contagem do tamanho percorrido sem as repetições.</text:span></text:p>
      <text:p text:style-name="P13"><text:span text:style-name="T23">A </text:span><text:span text:style-name="T8">segunda condição verifica se se algum vetor ainda não foi percorrido a cada recursão, em seguida, é feita a verificação de qual valor é o maior, e o valor é adicionado ao *v3 se esse valor for maior que o valor anterior. Ao final da função, voltamos ao main, onde são impressas somente as posições usadas no terceiro vetor.</text:span></text:p>
      <text:p text:style-name="P10"/>
      <text:p text:style-name="P10">Questão 7: <text:span text:style-name="T8">Na função principal </text:span><text:span text:style-name="T24">são solicitadas as leituras as duas strings chamadas </text:span><text:span text:style-name="T33">s1 e s2, </text:span><text:span text:style-name="T24">essas strings são passadas como parâmetros junto com</text:span><text:span text:style-name="T33"> s3,</text:span><text:span text:style-name="T24"> que receberá a união das vogais na função </text:span><text:span text:style-name="T33">vogais(), </text:span><text:span text:style-name="T24">passando para a função vogais, criamos duas variáveis de controle para verificar </text:span><text:span text:style-name="T25">dentro da repetição</text:span><text:span text:style-name="T24"> se o vetor chegou ao fim, se os dois vetores chegar</text:span><text:span text:style-name="T25">e</text:span><text:span text:style-name="T24">m ao final, </text:span><text:span text:style-name="T25">a repetição termina e voltamos ao main, </text:span><text:span text:style-name="T26">voltando a função vogais(), na estrutura de repetição, é verificado caractere por caractere atraves da função vogal que verfica se o caractere é uma vogal, se for vogal, o ponteiro recebe a vogal e incrementa a posição.</text:span></text:p>
      <text:p text:style-name="P10"><text:span text:style-name="T26"/></text:p>
      <text:p text:style-name="P16">Questão 8<text:span text:style-name="T8">: </text:span><text:span text:style-name="T27">A questão se resume a função </text:span><text:span text:style-name="T34">primo()</text:span><text:span text:style-name="T27">, que recebe como parâmetro </text:span><text:span text:style-name="T34">m</text:span><text:span text:style-name="T27">, e dois ponteiros </text:span><text:span text:style-name="T34">*p1 e *p2, </text:span><text:span text:style-name="T27">a primeira repetição verifica quais números são primos e menores que m, o ultimo valor menor que m é retido no ponteiro 1, na segunda repetição, os valores de i não são alterados, pois a contagem de primos continua até que seja encontrado o primeiro caso maior que </text:span><text:span text:style-name="T34">m</text:span><text:span text:style-name="T27">, ao ser encontrado, a repetição acaba e os valores são impressos na função princip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1:36:11.045000000</meta:creation-date>
    <dc:date>2022-03-24T15:55:29.894000000</dc:date>
    <meta:editing-duration>PT38M40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15" meta:word-count="1058" meta:character-count="6098" meta:non-whitespace-character-count="5050"/>
  </office:meta>
</office:document-meta>
</file>